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verdana" svg:font-family="verdana, Helvetica, sans-serif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044cm"/>
    </style:style>
    <style:style style:name="co2" style:family="table-column">
      <style:table-column-properties fo:break-before="auto" style:column-width="11.432cm"/>
    </style:style>
    <style:style style:name="co3" style:family="table-column">
      <style:table-column-properties fo:break-before="auto" style:column-width="6.271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style:font-name="Arial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order="0.002cm solid #000000" style:vertical-align="middle"/>
      <style:text-properties style:font-name="Arial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 fo:border="0.002cm solid #000000" style:vertical-align="middle"/>
      <style:text-properties fo:color="#000000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0"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value-type" style:repeat-content="false" fo:wrap-option="wrap" fo:border="0.002cm solid #000000"/>
      <style:paragraph-properties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order="0.002cm solid #000000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border="0.002cm solid #000000"/>
      <style:paragraph-properties fo:margin-left="0cm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ccccff" fo:border="0.002cm solid #000000"/>
      <style:text-properties style:font-name="Arial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 style:data-style-name="N80">
      <style:table-cell-properties style:text-align-source="value-type" style:repeat-content="false" fo:border="0.002cm solid #000000"/>
      <style:paragraph-properties fo:margin-left="0cm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80">
      <style:table-cell-properties fo:border="0.002cm solid #000000"/>
      <style:text-properties style:font-name="Arial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80">
      <style:table-cell-properties style:text-align-source="value-type" style:repeat-content="false" fo:wrap-option="wrap" fo:border="0.002cm solid #000000"/>
      <style:paragraph-properties fo:margin-left="0cm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fo:color="#000000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ce11"/>
        <table:table-column table:style-name="co4" table:default-cell-style-name="ce16"/>
        <table:table-row table:style-name="ro1">
          <table:table-cell table:style-name="ce1" office:value-type="string">
            <text:p>Evento</text:p>
          </table:table-cell>
          <table:table-cell table:style-name="ce1" office:value-type="string">
            <text:p>Site</text:p>
          </table:table-cell>
          <table:table-cell table:style-name="ce1" office:value-type="string" table:number-columns-spanned="2" table:number-rows-spanned="1">
            <text:p>Dead Line</text:p>
          </table:table-cell>
          <table:covered-table-cell table:style-name="ce15"/>
        </table:table-row>
        <table:table-row table:style-name="ro1">
          <table:table-cell office:value-type="string">
            <text:p>Mobisec</text:p>
          </table:table-cell>
          <table:table-cell office:value-type="string">
            <text:p>http://www.mobisec.org </text:p>
          </table:table-cell>
          <table:table-cell table:style-name="ce10" office:value-type="date" office:date-value="2009-02-02" table:number-columns-spanned="2" table:number-rows-spanned="1">
            <text:p>2. Fev. 2009</text:p>
          </table:table-cell>
          <table:covered-table-cell/>
        </table:table-row>
        <table:table-row table:style-name="ro2">
          <table:table-cell table:style-name="ce3" office:value-type="string" table:number-columns-spanned="1" table:number-rows-spanned="3">
            <text:p>Salão de Ferramentas SBRC</text:p>
          </table:table-cell>
          <table:table-cell table:number-columns-spanned="1" table:number-rows-spanned="3"/>
          <table:table-cell office:value-type="string">
            <text:p>prazo para submissão de artigos:</text:p>
          </table:table-cell>
          <table:table-cell office:value-type="date" office:date-value="2009-02-15">
            <text:p>15. Fev. 2009</text:p>
          </table:table-cell>
        </table:table-row>
        <table:table-row table:style-name="ro3">
          <table:covered-table-cell table:number-columns-repeated="2"/>
          <table:table-cell office:value-type="string">
            <text:p>Comunicação dos resultados:</text:p>
          </table:table-cell>
          <table:table-cell office:value-type="date" office:date-value="2009-03-16">
            <text:p>16. Mar. 2009</text:p>
          </table:table-cell>
        </table:table-row>
        <table:table-row table:style-name="ro2">
          <table:covered-table-cell table:number-columns-repeated="2"/>
          <table:table-cell office:value-type="string">
            <text:p>Envio da versão final dos artigos:</text:p>
          </table:table-cell>
          <table:table-cell office:value-type="date" office:date-value="2009-04-05">
            <text:p>5. Abr. 2009</text:p>
          </table:table-cell>
        </table:table-row>
        <table:table-row table:style-name="ro3">
          <table:table-cell table:style-name="ce3" office:value-type="string" table:number-columns-spanned="1" table:number-rows-spanned="3">
            <text:p>Comsware </text:p>
          </table:table-cell>
          <table:table-cell office:value-type="string" table:number-columns-spanned="1" table:number-rows-spanned="3">
            <text:p>http://www.comsware.org/ </text:p>
          </table:table-cell>
          <table:table-cell office:value-type="string">
            <text:p>Paper submission:</text:p>
          </table:table-cell>
          <table:table-cell office:value-type="date" office:date-value="2009-02-12">
            <text:p>12. Fev. 2009</text:p>
          </table:table-cell>
        </table:table-row>
        <table:table-row table:style-name="ro3">
          <table:covered-table-cell table:number-columns-repeated="2"/>
          <table:table-cell office:value-type="string">
            <text:p>Author Notification</text:p>
          </table:table-cell>
          <table:table-cell office:value-type="date" office:date-value="2009-04-09">
            <text:p>9. Abr. 2009</text:p>
          </table:table-cell>
        </table:table-row>
        <table:table-row table:style-name="ro3">
          <table:covered-table-cell table:number-columns-repeated="2"/>
          <table:table-cell office:value-type="string">
            <text:p>Manuscripts due</text:p>
          </table:table-cell>
          <table:table-cell office:value-type="date" office:date-value="2009-05-14">
            <text:p>14. Mai. 2009</text:p>
          </table:table-cell>
        </table:table-row>
        <table:table-row table:style-name="ro1">
          <table:table-cell table:style-name="ce4" office:value-type="string">
            <text:p><text:span text:style-name="T1">Percom</text:span></text:p>
          </table:table-cell>
          <table:table-cell office:value-type="string">
            <text:p>http://www.percom.org/index.shtml</text:p>
          </table:table-cell>
          <table:table-cell office:value-type="string">
            <text:p>Paper registration:</text:p>
          </table:table-cell>
          <table:table-cell office:value-type="date" office:date-value="2009-02-15">
            <text:p>15. Fev. 2009</text:p>
          </table:table-cell>
        </table:table-row>
        <table:table-row table:style-name="ro1">
          <table:table-cell table:style-name="ce5" office:value-type="string">
            <text:p>Pervasive and Ubiquitous Computing</text:p>
          </table:table-cell>
          <table:table-cell table:style-name="ce7"/>
          <table:table-cell table:style-name="ce12" table:number-columns-repeated="2"/>
        </table:table-row>
        <table:table-row table:style-name="ro1">
          <table:table-cell table:style-name="ce5" office:value-type="string">
            <text:p>Pervasive Mobile Computing </text:p>
          </table:table-cell>
          <table:table-cell/>
          <table:table-cell table:style-name="ce13"/>
          <table:table-cell table:style-name="ce17"/>
        </table:table-row>
        <table:table-row table:style-name="ro1">
          <table:table-cell table:style-name="ce5" office:value-type="string">
            <text:p>Consoft </text:p>
          </table:table-cell>
          <table:table-cell office:value-type="string">
            <text:p>http://www.gojava.org/consoft2008</text:p>
          </table:table-cell>
          <table:table-cell table:style-name="ce13"/>
          <table:table-cell table:style-name="ce17"/>
        </table:table-row>
        <table:table-row table:style-name="ro3">
          <table:table-cell table:style-name="ce3" office:value-type="string" table:number-columns-spanned="1" table:number-rows-spanned="2">
            <text:p>Mobiquitous </text:p>
          </table:table-cell>
          <table:table-cell table:style-name="ce8" office:value-type="string" table:number-columns-spanned="1" table:number-rows-spanned="2">
            <text:p><text:s/>http://www.mobiquitous.org/ </text:p>
          </table:table-cell>
          <table:table-cell office:value-type="string">
            <text:p>Paper registration:</text:p>
          </table:table-cell>
          <table:table-cell office:value-type="date" office:date-value="2009-03-03">
            <text:p>3. Mar. 2009</text:p>
          </table:table-cell>
        </table:table-row>
        <table:table-row table:style-name="ro3">
          <table:covered-table-cell table:number-columns-repeated="2"/>
          <table:table-cell office:value-type="string">
            <text:p>Submissions due:</text:p>
          </table:table-cell>
          <table:table-cell office:value-type="date" office:date-value="2009-03-20">
            <text:p>20. Mar. 2009</text:p>
          </table:table-cell>
        </table:table-row>
        <table:table-row table:style-name="ro3">
          <table:table-cell table:style-name="ce3" office:value-type="string" table:number-columns-spanned="1" table:number-rows-spanned="3">
            <text:p>Sbcu</text:p>
          </table:table-cell>
          <table:table-cell office:value-type="string" table:number-columns-spanned="1" table:number-rows-spanned="3">
            <text:p>http://csbc2009.inf.ufrgs.br/ </text:p>
          </table:table-cell>
          <table:table-cell office:value-type="string">
            <text:p>Submissão dos artigos</text:p>
          </table:table-cell>
          <table:table-cell office:value-type="date" office:date-value="2009-03-06">
            <text:p>6. Mar. 2009</text:p>
          </table:table-cell>
        </table:table-row>
        <table:table-row table:style-name="ro3">
          <table:covered-table-cell table:number-columns-repeated="2"/>
          <table:table-cell office:value-type="string">
            <text:p>Notificação de aceite</text:p>
          </table:table-cell>
          <table:table-cell office:value-type="date" office:date-value="2009-04-20">
            <text:p>20. Abr. 2009</text:p>
          </table:table-cell>
        </table:table-row>
        <table:table-row table:style-name="ro3">
          <table:covered-table-cell table:number-columns-repeated="2"/>
          <table:table-cell office:value-type="string">
            <text:p>Envio versão final</text:p>
          </table:table-cell>
          <table:table-cell office:value-type="date" office:date-value="2009-05-18">
            <text:p>18. Mai. 2009</text:p>
          </table:table-cell>
        </table:table-row>
        <table:table-row table:style-name="ro3">
          <table:table-cell table:style-name="ce3" office:value-type="string" table:number-columns-spanned="1" table:number-rows-spanned="4">
            <text:p>Sensys </text:p>
          </table:table-cell>
          <table:table-cell office:value-type="string" table:number-columns-spanned="1" table:number-rows-spanned="4">
            <text:p>http://sensys.acm.org/2009/index.html</text:p>
          </table:table-cell>
          <table:table-cell office:value-type="string">
            <text:p>Abstract deadline</text:p>
          </table:table-cell>
          <table:table-cell office:value-type="date" office:date-value="2009-04-01">
            <text:p>1. Abr. 2009</text:p>
          </table:table-cell>
        </table:table-row>
        <table:table-row table:style-name="ro2">
          <table:covered-table-cell table:number-columns-repeated="2"/>
          <table:table-cell office:value-type="string">
            <text:p>Full paper deadline (14 pages single-spaced)</text:p>
          </table:table-cell>
          <table:table-cell office:value-type="date" office:date-value="2009-04-08">
            <text:p>8. Abr. 2009</text:p>
          </table:table-cell>
        </table:table-row>
        <table:table-row table:style-name="ro3">
          <table:covered-table-cell table:number-columns-repeated="2"/>
          <table:table-cell office:value-type="string">
            <text:p>Notification to authors</text:p>
          </table:table-cell>
          <table:table-cell office:value-type="date" office:date-value="2009-07-20">
            <text:p>20. Jul. 2009</text:p>
          </table:table-cell>
        </table:table-row>
        <table:table-row table:style-name="ro3">
          <table:covered-table-cell table:number-columns-repeated="2"/>
          <table:table-cell office:value-type="string">
            <text:p>Conference –Berkeley, CA</text:p>
          </table:table-cell>
          <table:table-cell office:value-type="date" office:date-value="2009-10-04">
            <text:p>4. Out. 2009</text:p>
          </table:table-cell>
        </table:table-row>
        <table:table-row table:style-name="ro3">
          <table:table-cell office:value-type="string" table:number-columns-spanned="1" table:number-rows-spanned="7">
            <text:p>Ubicomp</text:p>
          </table:table-cell>
          <table:table-cell office:value-type="string" table:number-columns-spanned="1" table:number-rows-spanned="7">
            <text:p>http://ubicomp.org/ubicomp2009/ </text:p>
          </table:table-cell>
          <table:table-cell office:value-type="string">
            <text:p>Papers and notes: </text:p>
          </table:table-cell>
          <table:table-cell office:value-type="date" office:date-value="2009-04-17">
            <text:p>17. Abr. 2009</text:p>
          </table:table-cell>
        </table:table-row>
        <table:table-row table:style-name="ro3">
          <table:covered-table-cell table:number-columns-repeated="2"/>
          <table:table-cell office:value-type="string">
            <text:p>Workshop proposals:</text:p>
          </table:table-cell>
          <table:table-cell office:value-type="date" office:date-value="2009-03-06">
            <text:p>6. Mar. 2009</text:p>
          </table:table-cell>
        </table:table-row>
        <table:table-row table:style-name="ro3">
          <table:covered-table-cell table:number-columns-repeated="2"/>
          <table:table-cell office:value-type="string">
            <text:p>Demonstrations:</text:p>
          </table:table-cell>
          <table:table-cell office:value-type="date" office:date-value="2009-06-25">
            <text:p>25. Jun. 2009</text:p>
          </table:table-cell>
        </table:table-row>
        <table:table-row table:style-name="ro3">
          <table:covered-table-cell table:number-columns-repeated="2"/>
          <table:table-cell office:value-type="string">
            <text:p>Posters:</text:p>
          </table:table-cell>
          <table:table-cell office:value-type="date" office:date-value="2009-06-25">
            <text:p>25. Jun. 2009</text:p>
          </table:table-cell>
        </table:table-row>
        <table:table-row table:style-name="ro3">
          <table:covered-table-cell table:number-columns-repeated="2"/>
          <table:table-cell office:value-type="string">
            <text:p>Video:</text:p>
          </table:table-cell>
          <table:table-cell office:value-type="date" office:date-value="2009-06-25">
            <text:p>25. Jun. 2009</text:p>
          </table:table-cell>
        </table:table-row>
        <table:table-row table:style-name="ro3">
          <table:covered-table-cell table:number-columns-repeated="2"/>
          <table:table-cell office:value-type="string">
            <text:p>Doctoral colloquium:</text:p>
          </table:table-cell>
          <table:table-cell office:value-type="date" office:date-value="2009-06-25">
            <text:p>25. Jun. 2009</text:p>
          </table:table-cell>
        </table:table-row>
        <table:table-row table:style-name="ro3">
          <table:covered-table-cell table:number-columns-repeated="2"/>
          <table:table-cell office:value-type="string">
            <text:p>Panels:</text:p>
          </table:table-cell>
          <table:table-cell office:value-type="date" office:date-value="2009-03-20">
            <text:p>20. Mar. 2009</text:p>
          </table:table-cell>
        </table:table-row>
        <table:table-row table:style-name="ro3">
          <table:table-cell office:value-type="string" table:number-columns-spanned="1" table:number-rows-spanned="4">
            <text:p>Mobicase</text:p>
          </table:table-cell>
          <table:table-cell office:value-type="string" table:number-columns-spanned="1" table:number-rows-spanned="4">
            <text:p>http://www.mobicase.org/ </text:p>
          </table:table-cell>
          <table:table-cell office:value-type="string">
            <text:p>Abstracts due: </text:p>
          </table:table-cell>
          <table:table-cell table:style-name="ce18" office:value-type="date" office:date-value="2009-05-01">
            <text:p>1. Mai. 2009</text:p>
          </table:table-cell>
        </table:table-row>
        <table:table-row table:style-name="ro3">
          <table:covered-table-cell table:number-columns-repeated="2"/>
          <table:table-cell office:value-type="string">
            <text:p>Full papers due:</text:p>
          </table:table-cell>
          <table:table-cell table:style-name="ce18" office:value-type="date" office:date-value="2009-05-08">
            <text:p>8. Mai. 2009</text:p>
          </table:table-cell>
        </table:table-row>
        <table:table-row table:style-name="ro3">
          <table:covered-table-cell table:number-columns-repeated="2"/>
          <table:table-cell office:value-type="string">
            <text:p>Acceptance notification:</text:p>
          </table:table-cell>
          <table:table-cell table:style-name="ce18" office:value-type="date" office:date-value="2009-06-29">
            <text:p>29. Jun. 2009</text:p>
          </table:table-cell>
        </table:table-row>
        <table:table-row table:style-name="ro3">
          <table:covered-table-cell table:number-columns-repeated="2"/>
          <table:table-cell office:value-type="string">
            <text:p>Camera-ready version due: </text:p>
          </table:table-cell>
          <table:table-cell table:style-name="ce18" office:value-type="date" office:date-value="2009-08-01">
            <text:p>1. Ago. 2009</text:p>
          </table:table-cell>
        </table:table-row>
        <table:table-row table:style-name="ro4">
          <table:table-cell office:value-type="string">
            <text:p>WPUC</text:p>
          </table:table-cell>
          <table:table-cell office:value-type="string">
            <text:p> http://wpuc2008.wkit.com.br </text:p>
          </table:table-cell>
          <table:table-cell table:style-name="ce14"/>
          <table:table-cell/>
        </table:table-row>
        <table:table-row table:style-name="ro4">
          <table:table-cell office:value-type="string">
            <text:p>Pervasive</text:p>
          </table:table-cell>
          <table:table-cell office:value-type="string">
            <text:p>http://pervasive2009.org/</text:p>
          </table:table-cell>
          <table:table-cell table:style-name="ce14"/>
          <table:table-cell/>
        </table:table-row>
        <table:table-row table:style-name="ro1">
          <table:table-cell table:style-name="ce3" office:value-type="string">
            <text:p>Secubiq </text:p>
          </table:table-cell>
          <table:table-cell office:value-type="string">
            <text:p>http://grid.hust.edu.cn/secubiq08/</text:p>
          </table:table-cell>
          <table:table-cell table:style-name="ce14"/>
          <table:table-cell/>
        </table:table-row>
        <table:table-row table:style-name="ro1">
          <table:table-cell table:style-name="ce3" office:value-type="string">
            <text:p>Mobilware </text:p>
          </table:table-cell>
          <table:table-cell office:value-type="string">
            <text:p>http://www.mobilware.org </text:p>
          </table:table-cell>
          <table:table-cell table:style-name="ce14"/>
          <table:table-cell/>
        </table:table-row>
        <table:table-row table:style-name="ro5">
          <table:table-cell table:style-name="ce3" office:value-type="string">
            <text:p>Special issue of oxford journals the computer journal on next generation networks </text:p>
          </table:table-cell>
          <table:table-cell office:value-type="string">
            <text:p>http://comjnl.oxfordjournals.org/</text:p>
          </table:table-cell>
          <table:table-cell table:style-name="ce14"/>
          <table:table-cell/>
        </table:table-row>
        <table:table-row table:style-name="ro1">
          <table:table-cell office:value-type="string">
            <text:p>Mobicom</text:p>
          </table:table-cell>
          <table:table-cell office:value-type="string">
            <text:p>http://www.sigmobile.org/mobicom/2009/about.html</text:p>
          </table:table-cell>
          <table:table-cell table:style-name="ce14"/>
          <table:table-cell/>
        </table:table-row>
        <table:table-row table:style-name="ro4">
          <table:table-cell office:value-type="string">
            <text:p>IEEE Symposium on security and privacy</text:p>
          </table:table-cell>
          <table:table-cell office:value-type="string">
            <text:p>http://oakland09.cs.virginia.edu/cfp.html</text:p>
          </table:table-cell>
          <table:table-cell table:style-name="ce14"/>
          <table:table-cell/>
        </table:table-row>
        <table:table-row table:style-name="ro1">
          <table:table-cell office:value-type="string">
            <text:p>Sigcomm</text:p>
          </table:table-cell>
          <table:table-cell table:style-name="ce9" office:value-type="string">
            <text:p>http://conferences.sigcomm.org/sigcomm/2009/</text:p>
          </table:table-cell>
          <table:table-cell table:style-name="ce14"/>
          <table:table-cell/>
        </table:table-row>
      </table:table>
      <table:table table:name="Planilha2" table:style-name="ta1" table:print="false">
        <table:table-column table:style-name="co5" table:default-cell-style-name="Default"/>
        <table:table-row table:style-name="ro6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6">
          <table:table-cell/>
        </table:table-row>
      </table:table>
      <table:database-ranges>
        <table:database-range table:target-range-address="Planilha1.A1:Planilha1.D4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, Helvetica, sans-serif"/>
    <style:font-face style:name="Cumberland" svg:font-family="Cumberland, 'Cumberland AMT', 'Courier New'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2">12/01/2009</text:date>, <text:time>16:48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os Azevedo</meta:initial-creator>
    <meta:creation-date>2009-01-12T15:50:52.46</meta:creation-date>
    <dc:date>2009-01-12T16:48:42.40</dc:date>
    <dc:creator>Marcos Azevedo</dc:creator>
    <meta:editing-duration>PT00H42M29S</meta:editing-duration>
    <meta:editing-cycles>26</meta:editing-cycles>
    <meta:generator>BrOffice.org/3.0$Win32 OpenOffice.org_project/300m9$Build-9358</meta:generator>
    <meta:document-statistic meta:table-count="3" meta:cell-count="95" meta:object-count="0"/>
    <meta:user-defined meta:name="Informações 1"/>
    <meta:user-defined meta:name="Informações 2"/>
    <meta:user-defined meta:name="Informações 3"/>
    <meta:user-defined meta:name="Informações 4"/>
  </office:meta>
</office:document-meta>
</file>